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0.67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6.37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1.5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6.15" calcext:value-type="float">
            <text:p>6,15</text:p>
          </table:table-cell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table:number-columns-repeated="13"/>
        </table:table-row>
        <table:table-row table:style-name="ro1" table:number-rows-repeated="28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:Sheet1.L4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-00-0000</text:date>, <text:time style:data-style-name="N2" text:time-value="08:10:08.360318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10-01T08:10:54.793059252</dc:date>
    <meta:editing-duration>P2DT12H30M20S</meta:editing-duration>
    <meta:editing-cycles>62</meta:editing-cycles>
    <meta:document-statistic meta:table-count="1" meta:cell-count="277" meta:object-count="0"/>
  </office:meta>
</office:document-meta>
</file>